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Preformatted_20_Text">
      <style:text-properties officeooo:rsid="000226c4"/>
    </style:style>
    <style:style style:name="P2" style:family="paragraph" style:parent-style-name="Preformatted_20_Text">
      <style:text-properties officeooo:rsid="000226c4" officeooo:paragraph-rsid="000226c4"/>
    </style:style>
    <style:style style:name="P3" style:family="paragraph" style:parent-style-name="Preformatted_20_Text">
      <style:text-properties officeooo:rsid="000226c4" officeooo:paragraph-rsid="000611f2"/>
    </style:style>
    <style:style style:name="P4" style:family="paragraph" style:parent-style-name="Preformatted_20_Text">
      <style:text-properties officeooo:rsid="000226c4" officeooo:paragraph-rsid="000e28ad"/>
    </style:style>
    <style:style style:name="P5" style:family="paragraph" style:parent-style-name="Preformatted_20_Text">
      <style:text-properties officeooo:rsid="0002da12" officeooo:paragraph-rsid="0002da12"/>
    </style:style>
    <style:style style:name="P6" style:family="paragraph" style:parent-style-name="Preformatted_20_Text">
      <style:text-properties officeooo:rsid="000611f2" officeooo:paragraph-rsid="000611f2"/>
    </style:style>
    <style:style style:name="P7" style:family="paragraph" style:parent-style-name="Preformatted_20_Text">
      <style:text-properties officeooo:rsid="00074628" officeooo:paragraph-rsid="00074628"/>
    </style:style>
    <style:style style:name="P8" style:family="paragraph" style:parent-style-name="Preformatted_20_Text">
      <style:text-properties officeooo:rsid="000b3e79" officeooo:paragraph-rsid="000b3e79"/>
    </style:style>
    <style:style style:name="P9" style:family="paragraph" style:parent-style-name="Preformatted_20_Text">
      <style:text-properties style:font-name="Liberation Mono" fo:font-size="10pt" fo:font-weight="bold" officeooo:rsid="00202bdf" officeooo:paragraph-rsid="0020a659" style:font-name-asian="NSimSun1" style:font-size-asian="10pt" style:font-weight-asian="bold" style:font-name-complex="Liberation Mono" style:font-size-complex="10pt" style:font-weight-complex="bold"/>
    </style:style>
    <style:style style:name="P10" style:family="paragraph" style:parent-style-name="Preformatted_20_Text">
      <style:text-properties style:font-name="Liberation Mono" fo:font-size="10pt" fo:font-weight="bold" officeooo:rsid="00202bdf" officeooo:paragraph-rsid="0026c64f" style:font-name-asian="NSimSun1" style:font-size-asian="10pt" style:font-weight-asian="bold" style:font-name-complex="Liberation Mono" style:font-size-complex="10pt" style:font-weight-complex="bold"/>
    </style:style>
    <style:style style:name="P11" style:family="paragraph" style:parent-style-name="Preformatted_20_Text">
      <style:text-properties style:font-name="Liberation Mono" fo:font-size="10pt" fo:font-weight="bold" officeooo:rsid="0021ef8d" officeooo:paragraph-rsid="0021ef8d" style:font-name-asian="NSimSun1" style:font-size-asian="10pt" style:font-weight-asian="bold" style:font-name-complex="Liberation Mono" style:font-size-complex="10pt" style:font-weight-complex="bold"/>
    </style:style>
    <style:style style:name="P12" style:family="paragraph" style:parent-style-name="Preformatted_20_Text">
      <style:text-properties style:font-name="Liberation Mono" fo:font-size="10pt" fo:font-weight="bold" officeooo:rsid="0013867c" officeooo:paragraph-rsid="00302443" style:font-name-asian="NSimSun1" style:font-size-asian="10pt" style:font-weight-asian="bold" style:font-name-complex="Liberation Mono" style:font-size-complex="10pt" style:font-weight-complex="bold"/>
    </style:style>
    <style:style style:name="P13" style:family="paragraph" style:parent-style-name="Preformatted_20_Text">
      <style:text-properties style:font-name="Liberation Mono" fo:font-size="10pt" fo:font-weight="bold" officeooo:rsid="0036adb3" officeooo:paragraph-rsid="0036adb3" style:font-name-asian="NSimSun1" style:font-size-asian="10pt" style:font-weight-asian="bold" style:font-name-complex="Liberation Mono" style:font-size-complex="10pt" style:font-weight-complex="bold"/>
    </style:style>
    <style:style style:name="P14" style:family="paragraph" style:parent-style-name="Preformatted_20_Text">
      <style:text-properties style:font-name="Liberation Mono" fo:font-size="10pt" fo:font-weight="bold" officeooo:rsid="0039ee7a" officeooo:paragraph-rsid="0039ee7a" style:font-name-asian="NSimSun1" style:font-size-asian="10pt" style:font-weight-asian="bold" style:font-name-complex="Liberation Mono" style:font-size-complex="10pt" style:font-weight-complex="bold"/>
    </style:style>
    <style:style style:name="P15" style:family="paragraph" style:parent-style-name="Preformatted_20_Text">
      <style:text-properties style:font-name="Liberation Mono" fo:font-size="10pt" fo:font-weight="normal" officeooo:rsid="00202bdf" officeooo:paragraph-rsid="00202bdf" style:font-name-asian="NSimSun1" style:font-size-asian="10pt" style:font-weight-asian="normal" style:font-name-complex="Liberation Mono" style:font-size-complex="10pt" style:font-weight-complex="normal"/>
    </style:style>
    <style:style style:name="P16" style:family="paragraph" style:parent-style-name="Preformatted_20_Text">
      <style:text-properties style:font-name="Liberation Mono" fo:font-size="10pt" fo:font-weight="normal" officeooo:rsid="0026c64f" officeooo:paragraph-rsid="0026c64f" style:font-name-asian="NSimSun1" style:font-size-asian="10pt" style:font-weight-asian="normal" style:font-name-complex="Liberation Mono" style:font-size-complex="10pt" style:font-weight-complex="normal"/>
    </style:style>
    <style:style style:name="P17" style:family="paragraph" style:parent-style-name="Preformatted_20_Text">
      <style:text-properties style:font-name="Liberation Mono" fo:font-size="10pt" fo:font-weight="normal" officeooo:rsid="00276ea0" officeooo:paragraph-rsid="00276ea0" style:font-name-asian="NSimSun1" style:font-size-asian="10pt" style:font-weight-asian="normal" style:font-name-complex="Liberation Mono" style:font-size-complex="10pt" style:font-weight-complex="normal"/>
    </style:style>
    <style:style style:name="P18" style:family="paragraph" style:parent-style-name="Preformatted_20_Text">
      <style:text-properties style:font-name="Liberation Mono" fo:font-size="10pt" fo:font-weight="normal" officeooo:rsid="00258fcb" officeooo:paragraph-rsid="0026c64f" style:font-name-asian="NSimSun1" style:font-size-asian="10pt" style:font-weight-asian="normal" style:font-name-complex="Liberation Mono" style:font-size-complex="10pt" style:font-weight-complex="normal"/>
    </style:style>
    <style:style style:name="P19" style:family="paragraph" style:parent-style-name="Preformatted_20_Text">
      <style:paragraph-properties style:writing-mode="lr-tb"/>
      <style:text-properties style:font-name="Liberation Mono" fo:font-size="10pt" fo:font-weight="normal" officeooo:rsid="00302443" officeooo:paragraph-rsid="00302443" style:font-name-asian="NSimSun1" style:font-size-asian="10pt" style:font-weight-asian="normal" style:font-name-complex="Liberation Mono" style:font-size-complex="10pt" style:font-weight-complex="normal"/>
    </style:style>
    <style:style style:name="P20" style:family="paragraph" style:parent-style-name="Preformatted_20_Text">
      <style:text-properties style:font-name="Liberation Mono" fo:font-size="10pt" fo:font-weight="normal" officeooo:rsid="002e639c" officeooo:paragraph-rsid="002e639c" style:font-name-asian="NSimSun1" style:font-size-asian="10pt" style:font-weight-asian="normal" style:font-name-complex="Liberation Mono" style:font-size-complex="10pt" style:font-weight-complex="normal"/>
    </style:style>
    <style:style style:name="P21" style:family="paragraph" style:parent-style-name="Preformatted_20_Text">
      <style:text-properties style:font-name="Liberation Mono" fo:font-size="10pt" fo:font-weight="normal" officeooo:rsid="0034b350" officeooo:paragraph-rsid="0034b350" style:font-name-asian="NSimSun1" style:font-size-asian="10pt" style:font-weight-asian="normal" style:font-name-complex="Liberation Mono" style:font-size-complex="10pt" style:font-weight-complex="normal"/>
    </style:style>
    <style:style style:name="P22" style:family="paragraph" style:parent-style-name="Preformatted_20_Text">
      <style:text-properties style:font-name="Liberation Mono" fo:font-size="10pt" officeooo:rsid="000c33b5" officeooo:paragraph-rsid="000c33b5" style:font-name-asian="NSimSun1" style:font-size-asian="10pt" style:font-name-complex="Liberation Mono" style:font-size-complex="10pt"/>
    </style:style>
    <style:style style:name="P23" style:family="paragraph" style:parent-style-name="Preformatted_20_Text">
      <style:text-properties style:font-name="Liberation Mono" fo:font-size="10pt" officeooo:rsid="0019752f" officeooo:paragraph-rsid="0019752f" style:font-name-asian="NSimSun1" style:font-size-asian="10pt" style:font-name-complex="Liberation Mono" style:font-size-complex="10pt"/>
    </style:style>
    <style:style style:name="P24" style:family="paragraph" style:parent-style-name="Preformatted_20_Text">
      <style:text-properties style:font-name="Liberation Mono" fo:font-size="10pt" officeooo:rsid="001a8925" officeooo:paragraph-rsid="001a8925" style:font-name-asian="NSimSun1" style:font-size-asian="10pt" style:font-name-complex="Liberation Mono" style:font-size-complex="10pt"/>
    </style:style>
    <style:style style:name="P25" style:family="paragraph" style:parent-style-name="Preformatted_20_Text">
      <style:text-properties style:font-name="Liberation Mono" fo:font-size="10pt" officeooo:rsid="001b2bd9" officeooo:paragraph-rsid="001b2bd9" style:font-name-asian="NSimSun1" style:font-size-asian="10pt" style:font-name-complex="Liberation Mono" style:font-size-complex="10pt"/>
    </style:style>
    <style:style style:name="P26" style:family="paragraph" style:parent-style-name="Preformatted_20_Text">
      <style:text-properties style:font-name="Liberation Mono" fo:font-size="10pt" officeooo:rsid="0013867c" officeooo:paragraph-rsid="0013867c" style:font-name-asian="NSimSun1" style:font-size-asian="10pt" style:font-name-complex="Liberation Mono" style:font-size-complex="10pt"/>
    </style:style>
    <style:style style:name="P27" style:family="paragraph" style:parent-style-name="Preformatted_20_Text">
      <style:text-properties style:font-name="Liberation Mono" fo:font-size="10pt" officeooo:rsid="000611f2" officeooo:paragraph-rsid="00136b7b" style:font-name-asian="NSimSun1" style:font-size-asian="10pt" style:font-name-complex="Liberation Mono" style:font-size-complex="10pt"/>
    </style:style>
    <style:style style:name="P28" style:family="paragraph" style:parent-style-name="Preformatted_20_Text">
      <style:text-properties style:font-name="Liberation Mono" fo:font-size="12pt" fo:font-weight="bold" officeooo:rsid="00202bdf" officeooo:paragraph-rsid="00202bdf" style:font-name-asian="NSimSun1" style:font-size-asian="12pt" style:font-weight-asian="bold" style:font-name-complex="Liberation Mono" style:font-size-complex="12pt" style:font-weight-complex="bold"/>
    </style:style>
    <style:style style:name="P29" style:family="paragraph" style:parent-style-name="Preformatted_20_Text">
      <style:text-properties style:font-name="Liberation Mono" fo:font-size="12pt" fo:font-weight="normal" officeooo:rsid="00118b98" officeooo:paragraph-rsid="002e639c" style:font-name-asian="NSimSun1" style:font-size-asian="12pt" style:font-weight-asian="normal" style:font-name-complex="Liberation Mono" style:font-size-complex="12pt" style:font-weight-complex="normal"/>
    </style:style>
    <style:style style:name="P30" style:family="paragraph" style:parent-style-name="Preformatted_20_Text">
      <style:text-properties officeooo:rsid="0019752f" officeooo:paragraph-rsid="0019752f"/>
    </style:style>
    <style:style style:name="P31" style:family="paragraph" style:parent-style-name="Preformatted_20_Text">
      <style:paragraph-properties style:writing-mode="lr-tb"/>
      <style:text-properties officeooo:rsid="0019752f" officeooo:paragraph-rsid="0019752f"/>
    </style:style>
    <style:style style:name="P32" style:family="paragraph" style:parent-style-name="Preformatted_20_Text">
      <style:text-properties officeooo:rsid="001a8925" officeooo:paragraph-rsid="001a8925"/>
    </style:style>
    <style:style style:name="P33" style:family="paragraph" style:parent-style-name="Preformatted_20_Text">
      <style:paragraph-properties style:writing-mode="lr-tb"/>
      <style:text-properties officeooo:rsid="001a8925" officeooo:paragraph-rsid="001a8925"/>
    </style:style>
    <style:style style:name="P34" style:family="paragraph" style:parent-style-name="Preformatted_20_Text">
      <style:text-properties fo:font-weight="bold" officeooo:rsid="00118b98" officeooo:paragraph-rsid="001c15b2" style:font-weight-asian="bold" style:font-weight-complex="bold"/>
    </style:style>
    <style:style style:name="P35" style:family="paragraph" style:parent-style-name="Preformatted_20_Text">
      <style:text-properties fo:font-weight="bold" officeooo:rsid="0021ef8d" officeooo:paragraph-rsid="0021ef8d" style:font-weight-asian="bold" style:font-weight-complex="bold"/>
    </style:style>
    <style:style style:name="P36" style:family="paragraph" style:parent-style-name="Preformatted_20_Text">
      <style:text-properties fo:font-weight="bold" officeooo:rsid="000c33b5" style:font-weight-asian="bold" style:font-weight-complex="bold"/>
    </style:style>
    <style:style style:name="P37" style:family="paragraph" style:parent-style-name="Preformatted_20_Text">
      <style:text-properties fo:font-weight="bold" officeooo:rsid="00384b62" officeooo:paragraph-rsid="00384b62" style:font-weight-asian="bold" style:font-weight-complex="bold"/>
    </style:style>
    <style:style style:name="P38" style:family="paragraph" style:parent-style-name="Preformatted_20_Text">
      <style:text-properties fo:font-weight="bold" officeooo:rsid="003cfbdf" officeooo:paragraph-rsid="003cfbdf" style:font-weight-asian="bold" style:font-weight-complex="bold"/>
    </style:style>
    <style:style style:name="P39" style:family="paragraph" style:parent-style-name="Preformatted_20_Text">
      <style:text-properties fo:font-size="12pt" officeooo:rsid="0002da12" officeooo:paragraph-rsid="0002da12" style:font-size-asian="12pt" style:font-size-complex="12pt"/>
    </style:style>
    <style:style style:name="P40" style:family="paragraph" style:parent-style-name="Preformatted_20_Text">
      <style:text-properties fo:font-size="12pt" fo:font-weight="bold" officeooo:rsid="0002da12" officeooo:paragraph-rsid="0002da12" style:font-size-asian="12pt" style:font-weight-asian="bold" style:font-size-complex="12pt" style:font-weight-complex="bold"/>
    </style:style>
    <style:style style:name="P41" style:family="paragraph" style:parent-style-name="Preformatted_20_Text">
      <style:text-properties officeooo:rsid="0014a21b" officeooo:paragraph-rsid="0014a21b"/>
    </style:style>
    <style:style style:name="P42" style:family="paragraph" style:parent-style-name="Preformatted_20_Text">
      <style:text-properties officeooo:rsid="0021ef8d" officeooo:paragraph-rsid="0021ef8d"/>
    </style:style>
    <style:style style:name="P43" style:family="paragraph" style:parent-style-name="Preformatted_20_Text">
      <style:text-properties officeooo:paragraph-rsid="0026c64f"/>
    </style:style>
    <style:style style:name="P44" style:family="paragraph" style:parent-style-name="Preformatted_20_Text">
      <style:paragraph-properties style:writing-mode="lr-tb"/>
      <style:text-properties officeooo:rsid="0026c64f" officeooo:paragraph-rsid="0026c64f"/>
    </style:style>
    <style:style style:name="P45" style:family="paragraph" style:parent-style-name="Preformatted_20_Text">
      <style:paragraph-properties fo:text-align="center" style:justify-single-word="false"/>
      <style:text-properties fo:font-size="20pt" style:text-underline-style="solid" style:text-underline-width="auto" style:text-underline-color="font-color" fo:font-weight="bold" officeooo:rsid="0002da12" officeooo:paragraph-rsid="0002da12" style:font-size-asian="20pt" style:font-weight-asian="bold" style:font-size-complex="20pt" style:font-weight-complex="bold"/>
    </style:style>
    <style:style style:name="P46" style:family="paragraph" style:parent-style-name="Preformatted_20_Text">
      <style:text-properties officeooo:rsid="00118b98" officeooo:paragraph-rsid="00118b98"/>
    </style:style>
    <style:style style:name="P47" style:family="paragraph" style:parent-style-name="Preformatted_20_Text">
      <style:text-properties officeooo:rsid="0035e09e" officeooo:paragraph-rsid="0035e09e"/>
    </style:style>
    <style:style style:name="P48" style:family="paragraph" style:parent-style-name="Preformatted_20_Text">
      <style:text-properties officeooo:rsid="001e4ce2" officeooo:paragraph-rsid="001e4ce2"/>
    </style:style>
    <style:style style:name="P49" style:family="paragraph" style:parent-style-name="Preformatted_20_Text">
      <style:text-properties style:font-name="Liberation Mono" fo:font-size="10pt" officeooo:rsid="003c5a3f" officeooo:paragraph-rsid="003c5a3f" style:font-name-asian="NSimSun1" style:font-size-asian="10pt" style:font-name-complex="Liberation Mono" style:font-size-complex="10pt"/>
    </style:style>
    <style:style style:name="T1" style:family="text">
      <style:text-properties officeooo:rsid="000226c4"/>
    </style:style>
    <style:style style:name="T2" style:family="text">
      <style:text-properties style:font-name="Liberation Mono" fo:font-size="10pt" style:font-name-asian="NSimSun1" style:font-size-asian="10pt" style:font-name-complex="Liberation Mono" style:font-size-complex="10pt"/>
    </style:style>
    <style:style style:name="T3" style:family="text">
      <style:text-properties style:font-name="Liberation Mono" fo:font-size="10pt" officeooo:rsid="000611f2" style:font-name-asian="NSimSun1" style:font-size-asian="10pt" style:font-name-complex="Liberation Mono" style:font-size-complex="10pt"/>
    </style:style>
    <style:style style:name="T4" style:family="text">
      <style:text-properties style:font-name="Liberation Mono" fo:font-size="10pt" officeooo:rsid="0007d9c0" style:font-name-asian="NSimSun1" style:font-size-asian="10pt" style:font-name-complex="Liberation Mono" style:font-size-complex="10pt"/>
    </style:style>
    <style:style style:name="T5" style:family="text">
      <style:text-properties style:font-name="Liberation Mono" fo:font-size="10pt" officeooo:rsid="0008badc" style:font-name-asian="NSimSun1" style:font-size-asian="10pt" style:font-name-complex="Liberation Mono" style:font-size-complex="10pt"/>
    </style:style>
    <style:style style:name="T6" style:family="text">
      <style:text-properties style:font-name="Liberation Mono" fo:font-size="10pt" officeooo:rsid="000c33b5" style:font-name-asian="NSimSun1" style:font-size-asian="10pt" style:font-name-complex="Liberation Mono" style:font-size-complex="10pt"/>
    </style:style>
    <style:style style:name="T7" style:family="text">
      <style:text-properties style:font-name="Liberation Mono" fo:font-size="10pt" officeooo:rsid="000fbd83" style:font-name-asian="NSimSun1" style:font-size-asian="10pt" style:font-name-complex="Liberation Mono" style:font-size-complex="10pt"/>
    </style:style>
    <style:style style:name="T8" style:family="text">
      <style:text-properties style:font-name="Liberation Mono" fo:font-size="10pt" officeooo:rsid="0018c305" style:font-name-asian="NSimSun1" style:font-size-asian="10pt" style:font-name-complex="Liberation Mono" style:font-size-complex="10pt"/>
    </style:style>
    <style:style style:name="T9" style:family="text">
      <style:text-properties style:font-name="Liberation Mono" fo:font-size="10pt" officeooo:rsid="0019752f" style:font-name-asian="NSimSun1" style:font-size-asian="10pt" style:font-name-complex="Liberation Mono" style:font-size-complex="10pt"/>
    </style:style>
    <style:style style:name="T10" style:family="text">
      <style:text-properties style:font-name="Liberation Mono" fo:font-size="10pt" officeooo:rsid="001c57bd" style:font-name-asian="NSimSun1" style:font-size-asian="10pt" style:font-name-complex="Liberation Mono" style:font-size-complex="10pt"/>
    </style:style>
    <style:style style:name="T11" style:family="text">
      <style:text-properties style:font-name="Liberation Mono" fo:font-size="10pt" officeooo:rsid="00258fcb" style:font-name-asian="NSimSun1" style:font-size-asian="10pt" style:font-name-complex="Liberation Mono" style:font-size-complex="10pt"/>
    </style:style>
    <style:style style:name="T12" style:family="text">
      <style:text-properties style:font-name="Liberation Mono" fo:font-size="10pt" officeooo:rsid="0026c64f" style:font-name-asian="NSimSun1" style:font-size-asian="10pt" style:font-name-complex="Liberation Mono" style:font-size-complex="10pt"/>
    </style:style>
    <style:style style:name="T13" style:family="text">
      <style:text-properties style:font-name="Liberation Mono" fo:font-size="10pt" officeooo:rsid="00276ea0" style:font-name-asian="NSimSun1" style:font-size-asian="10pt" style:font-name-complex="Liberation Mono" style:font-size-complex="10pt"/>
    </style:style>
    <style:style style:name="T14" style:family="text">
      <style:text-properties style:font-name="Liberation Mono" fo:font-size="10pt" officeooo:rsid="00282d1b" style:font-name-asian="NSimSun1" style:font-size-asian="10pt" style:font-name-complex="Liberation Mono" style:font-size-complex="10pt"/>
    </style:style>
    <style:style style:name="T15" style:family="text">
      <style:text-properties style:font-name="Liberation Mono" fo:font-size="10pt" officeooo:rsid="0029abf4" style:font-name-asian="NSimSun1" style:font-size-asian="10pt" style:font-name-complex="Liberation Mono" style:font-size-complex="10pt"/>
    </style:style>
    <style:style style:name="T16" style:family="text">
      <style:text-properties style:font-name="Liberation Mono" fo:font-size="10pt" officeooo:rsid="002a97e5" style:font-name-asian="NSimSun1" style:font-size-asian="10pt" style:font-name-complex="Liberation Mono" style:font-size-complex="10pt"/>
    </style:style>
    <style:style style:name="T17" style:family="text">
      <style:text-properties style:font-name="Liberation Mono" fo:font-size="10pt" officeooo:rsid="0035e09e" style:font-name-asian="NSimSun1" style:font-size-asian="10pt" style:font-name-complex="Liberation Mono" style:font-size-complex="10pt"/>
    </style:style>
    <style:style style:name="T18" style:family="text">
      <style:text-properties style:font-name="Liberation Mono" fo:font-size="10pt" officeooo:rsid="003a7d2f" style:font-name-asian="NSimSun1" style:font-size-asian="10pt" style:font-name-complex="Liberation Mono" style:font-size-complex="10pt"/>
    </style:style>
    <style:style style:name="T19" style:family="text">
      <style:text-properties style:font-name="Liberation Mono" fo:font-size="10pt" officeooo:rsid="003cfbdf" style:font-name-asian="NSimSun1" style:font-size-asian="10pt" style:font-name-complex="Liberation Mono" style:font-size-complex="10pt"/>
    </style:style>
    <style:style style:name="T20" style:family="text">
      <style:text-properties style:font-name="Liberation Mono" fo:font-size="10pt" fo:font-weight="normal" style:font-name-asian="NSimSun1" style:font-size-asian="10pt" style:font-weight-asian="normal" style:font-name-complex="Liberation Mono" style:font-size-complex="10pt" style:font-weight-complex="normal"/>
    </style:style>
    <style:style style:name="T21" style:family="text">
      <style:text-properties style:font-name="Liberation Mono" fo:font-size="10pt" fo:font-weight="normal" officeooo:rsid="0021ef8d" style:font-name-asian="NSimSun1" style:font-size-asian="10pt" style:font-weight-asian="normal" style:font-name-complex="Liberation Mono" style:font-size-complex="10pt" style:font-weight-complex="normal"/>
    </style:style>
    <style:style style:name="T22" style:family="text">
      <style:text-properties style:font-name="Liberation Mono" fo:font-size="10pt" fo:font-weight="normal" officeooo:rsid="00258fcb" style:font-name-asian="NSimSun1" style:font-size-asian="10pt" style:font-weight-asian="normal" style:font-name-complex="Liberation Mono" style:font-size-complex="10pt" style:font-weight-complex="normal"/>
    </style:style>
    <style:style style:name="T23" style:family="text">
      <style:text-properties style:font-name="Liberation Mono" fo:font-size="10pt" fo:font-weight="normal" officeooo:rsid="0026c64f" style:font-name-asian="NSimSun1" style:font-size-asian="10pt" style:font-weight-asian="normal" style:font-name-complex="Liberation Mono" style:font-size-complex="10pt" style:font-weight-complex="normal"/>
    </style:style>
    <style:style style:name="T24" style:family="text">
      <style:text-properties style:font-name="Liberation Mono" fo:font-size="10pt" fo:font-weight="normal" officeooo:rsid="003a8203" style:font-name-asian="NSimSun1" style:font-size-asian="10pt" style:font-weight-asian="normal" style:font-name-complex="Liberation Mono" style:font-size-complex="10pt" style:font-weight-complex="normal"/>
    </style:style>
    <style:style style:name="T25" style:family="text">
      <style:text-properties style:font-name="Liberation Mono" fo:font-size="10pt" fo:font-weight="bold" officeooo:rsid="001c57bd" style:font-name-asian="NSimSun1" style:font-size-asian="10pt" style:font-weight-asian="bold" style:font-name-complex="Liberation Mono" style:font-size-complex="10pt" style:font-weight-complex="bold"/>
    </style:style>
    <style:style style:name="T26" style:family="text">
      <style:text-properties style:font-name="Liberation Mono" fo:font-weight="bold" style:font-name-asian="NSimSun1" style:font-weight-asian="bold" style:font-name-complex="Liberation Mono" style:font-weight-complex="bold"/>
    </style:style>
    <style:style style:name="T27" style:family="text">
      <style:text-properties style:font-name="Liberation Mono" fo:font-weight="bold" officeooo:rsid="001c57bd" style:font-name-asian="NSimSun1" style:font-weight-asian="bold" style:font-name-complex="Liberation Mono" style:font-weight-complex="bold"/>
    </style:style>
    <style:style style:name="T28" style:family="text">
      <style:text-properties style:font-name="Liberation Mono" fo:font-weight="bold" officeooo:rsid="002b6394" style:font-name-asian="NSimSun1" style:font-weight-asian="bold" style:font-name-complex="Liberation Mono" style:font-weight-complex="bold"/>
    </style:style>
    <style:style style:name="T29" style:family="text">
      <style:text-properties style:font-name="Liberation Mono" officeooo:rsid="001c57bd" style:font-name-asian="NSimSun1" style:font-name-complex="Liberation Mono"/>
    </style:style>
    <style:style style:name="T30" style:family="text">
      <style:text-properties officeooo:rsid="000611f2"/>
    </style:style>
    <style:style style:name="T31" style:family="text">
      <style:text-properties officeooo:rsid="000c294e"/>
    </style:style>
    <style:style style:name="T32" style:family="text">
      <style:text-properties officeooo:rsid="000c33b5"/>
    </style:style>
    <style:style style:name="T33" style:family="text">
      <style:text-properties officeooo:rsid="0017d4f5"/>
    </style:style>
    <style:style style:name="T34" style:family="text">
      <style:text-properties fo:font-weight="bold" style:font-weight-asian="bold" style:font-weight-complex="bold"/>
    </style:style>
    <style:style style:name="T35" style:family="text">
      <style:text-properties fo:font-weight="bold" officeooo:rsid="000b3e79" style:font-weight-asian="bold" style:font-weight-complex="bold"/>
    </style:style>
    <style:style style:name="T36" style:family="text">
      <style:text-properties fo:font-weight="bold" officeooo:rsid="001c57bd" style:font-weight-asian="bold" style:font-weight-complex="bold"/>
    </style:style>
    <style:style style:name="T37" style:family="text">
      <style:text-properties fo:font-weight="bold" officeooo:rsid="002e639c" style:font-weight-asian="bold" style:font-weight-complex="bold"/>
    </style:style>
    <style:style style:name="T38" style:family="text">
      <style:text-properties officeooo:rsid="001c57bd"/>
    </style:style>
    <style:style style:name="T39" style:family="text">
      <style:text-properties officeooo:rsid="0020a659"/>
    </style:style>
    <style:style style:name="T40" style:family="text">
      <style:text-properties officeooo:rsid="00258fcb"/>
    </style:style>
    <style:style style:name="T41" style:family="text">
      <style:text-properties officeooo:rsid="0026c64f"/>
    </style:style>
    <style:style style:name="T42" style:family="text">
      <style:text-properties officeooo:rsid="00169e5e"/>
    </style:style>
    <style:style style:name="T43" style:family="text">
      <style:text-properties officeooo:rsid="00302443"/>
    </style:style>
    <style:style style:name="T44" style:family="text">
      <style:text-properties officeooo:rsid="00320e12"/>
    </style:style>
    <style:style style:name="T45" style:family="text">
      <style:text-properties officeooo:rsid="0036adb3"/>
    </style:style>
    <style:style style:name="T46" style:family="text">
      <style:text-properties officeooo:rsid="00373ef4"/>
    </style:style>
    <style:style style:name="T47" style:family="text">
      <style:text-properties officeooo:rsid="003dae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Project Gallery Design Guide</text:p>
      <text:p text:style-name="P1"/>
      <text:p text:style-name="P1"/>
      <text:p text:style-name="P39"><text:span text:style-name="T36">1) </text:span><text:span text:style-name="T34">Introduction:</text:span></text:p>
      <text:p text:style-name="P35">Welcome:</text:p>
      <text:p text:style-name="P7">Welcome to the <text:span text:style-name="T9">game design manual</text:span>, this document was <text:span text:style-name="T9">created </text:span>to help level designers especially those not familiar with Godot <text:span text:style-name="T2">design their own </text:span><text:span text:style-name="T4">areas and </text:span><text:span text:style-name="T2">levels </text:span><text:span text:style-name="T4">in Project Gallery. Note that this document is being managed and updated by the few developers we have so please be patient with us and report any missing information of confusion </text:span><text:span text:style-name="T5">you may experience. We will try our best to explain the basics of how to </text:span><text:span text:style-name="T8">use </text:span><text:span text:style-name="T5">Godot, as well as how our custom systems and mechanics are setup and how you can use them to your advantage.</text:span></text:p>
      <text:p text:style-name="P5"/>
      <text:p text:style-name="P11">Motivational Note:</text:p>
      <text:p text:style-name="P42">Getting into a new .. can be overwhelming especially <text:span text:style-name="T2">without any prior experience or familiarity with the few programs this project relies on ...</text:span></text:p>
      <text:p text:style-name="P5"/>
      <text:p text:style-name="P39"><text:span text:style-name="T27">2) </text:span><text:span text:style-name="T26">The </text:span><text:span text:style-name="T28">Godot Interface</text:span><text:span text:style-name="T26">:</text:span></text:p>
      <text:p text:style-name="P8">If you're already familiar with the basics of Godot (basic navigation, scene setup, tilemap design <text:span text:style-name="T31">etc..</text:span>) feel free to skip this part. Note that no programming experience will be needed, just some basic understanding and the will to design levels.</text:p>
      <text:p text:style-name="P8"/>
      <text:p text:style-name="P34"><text:span text:style-name="T10">Godot interface </text:span><text:span text:style-name="T1">and basic navigation:</text:span></text:p>
      <text:p text:style-name="P6">Our game uses the Godot engine, which is a game engine <text:span text:style-name="T33">originally </text:span>made in.. <text:span text:style-name="T31">(sound fades away as you lose attention).</text:span> <text:span text:style-name="T7">L</text:span>et's get to the point, <text:span text:style-name="T32">this is what the </text:span><text:span text:style-name="T6">Godot interface looks like:</text:span></text:p>
      <text:p text:style-name="P22">(insert interface image here)</text:p>
      <text:p text:style-name="P30"><text:span text:style-name="T2">You have the scene panel in the left which shows the </text:span><text:span text:style-name="T14">composition of the scene. I</text:span><text:span text:style-name="T17">n</text:span><text:span text:style-name="T14"> Godot everything is a node, your player is a node, the tilemap is a node and so on.. and this panel shows you all the nodes that compose your scene</text:span><text:span text:style-name="T17">, every scene has a root node and a hierarchy of nodes..</text:span></text:p>
      <text:p text:style-name="P23">(scene panel image)</text:p>
      <text:p text:style-name="P31"><text:span text:style-name="T14">There is also t</text:span><text:span text:style-name="T2">he inspector panel to the </text:span><text:span text:style-name="T14">right</text:span><text:span text:style-name="T2">.</text:span><text:span text:style-name="T14"> When you select a node from the Scene panel</text:span><text:span text:style-name="T2"> </text:span><text:span text:style-name="T14">this panel is where you modify individual properties of that node. For example if the selected properties is an enemy this could be where you change variables such as the movement speed of that enemy.</text:span></text:p>
      <text:p text:style-name="P23">(inspector panel image)</text:p>
      <text:p text:style-name="P32"><text:span text:style-name="T14">To the bottom left you'll find the f</text:span><text:span text:style-name="T2">ile system panel. </text:span><text:span text:style-name="T15">This one is simple, it shows you all the folders and files of the project similar to any other file explorer. You'll only need this to setup tilemaps but there isn't much else to it. It's just a file explorer.</text:span></text:p>
      <text:p text:style-name="P24">(file system panel image)</text:p>
      <text:p text:style-name="P33"><text:span text:style-name="T16">Finally the </text:span><text:span text:style-name="T2">bottom panel which you'll only need to use </text:span><text:span text:style-name="T16">to setup </text:span><text:span text:style-name="T2">tilemap </text:span><text:span text:style-name="T16">data, there are many sub-panels here each with its own purpose and some sub-panels will only appear as you select certain nodes in the Scene panel but you don't need to care about any of that. We'll get to it more later when we learn how to setup and use tilemaps.</text:span></text:p>
      <text:p text:style-name="P24">(bottom panel image)</text:p>
      <text:p text:style-name="P24"/>
      <text:p text:style-name="P25">There are other interface options and panels but for level design understanding the basics of how to use the panel we mentioned is all you need.</text:p>
      <text:p text:style-name="P36"/>
      <text:p text:style-name="P46"><text:span text:style-name="T25">T</text:span><text:span text:style-name="T35">ilemap:</text:span></text:p>
      <text:p text:style-name="P47">In our game every level contains a tilemap, it is an important component that represents the world of <text:span text:style-name="T2">the level one tile at a time ..</text:span></text:p>
      <text:p text:style-name="P49">[<text:span text:style-name="T47">how to use a tilemap, setup is done by the devs</text:span>]</text:p>
      <text:p text:style-name="P1"/>
      <text:p text:style-name="P2"/>
      <text:p text:style-name="P40"><text:span text:style-name="T29">3</text:span><text:span text:style-name="T38">) </text:span>Level Design:</text:p>
      <text:p text:style-name="P37"><text:span text:style-name="T19">System</text:span>:</text:p>
      <text:p text:style-name="P4"><text:span text:style-name="T30">[</text:span>level system and how levels work in our game<text:span text:style-name="T30">]</text:span></text:p>
      <text:p text:style-name="P41">[area system and how it affects appearance (WIP)]</text:p>
      <text:p text:style-name="P37"><text:span text:style-name="T19">Setup</text:span>:</text:p>
      <text:p text:style-name="P48">[level inheritance and setup]</text:p>
      <text:p text:style-name="P38">Mechanics:</text:p>
      <text:p text:style-name="P3"><text:span text:style-name="T30">[</text:span>all available mechanics <text:span text:style-name="T2">and how to use them</text:span><text:span text:style-name="T3">]</text:span></text:p>
      <text:p text:style-name="P38"><text:span text:style-name="T3">E</text:span><text:span text:style-name="T2">nemies:</text:span></text:p>
      <text:p text:style-name="P3"><text:span text:style-name="T3">[</text:span><text:span text:style-name="T2">all available enemies and behaviors</text:span><text:span text:style-name="T3">]</text:span></text:p>
      <text:p text:style-name="P14">Tips:</text:p>
      <text:p text:style-name="P27">[a general guideline for how to approach level design, level length etc..]</text:p>
      <text:p text:style-name="P26"/>
      <text:p text:style-name="P28">4) Uploading Your Work:</text:p>
      <text:p text:style-name="P9"><text:span text:style-name="T39">I</text:span>ntroduction to git:</text:p>
      <text:p text:style-name="P43"><text:span text:style-name="T21">Git is a </text:span>version control system <text:span text:style-name="T40">used for coordinating work between multiple developers at the same time. In simpler terms without git every time someone makes a change to the project they'd have to upload all their files and have every other developer on the team open those files and copy/paste the new things into their folder of the project, which is a tiresome and prone to error </text:span><text:span text:style-name="T11">process</text:span><text:span text:style-name="T40">. What git does is simply automates this task by taking care of uploading and applying changes as well as keeping </text:span><text:span text:style-name="T41">track of older versions of the project.</text:span><text:span text:style-name="T40"> </text:span><text:span text:style-name="T41">Git works by having one centralized folder (known as a Repository) o</text:span><text:span text:style-name="T12">f</text:span><text:span text:style-name="T41"> our game. Each developer upload their changes to that </text:span><text:span text:style-name="T12">repository </text:span><text:span text:style-name="T41">and retrieves new changes made by fellow designers and developers. In our case we use a </text:span><text:span text:style-name="T12">service knows as Github, which is a website for hosting git projects (Github and Git are not the same thing as you </text:span><text:span text:style-name="T18">might have figured out</text:span><text:span text:style-name="T12">) </text:span><text:span text:style-name="T13">and that is where you can get the project.</text:span></text:p>
      <text:p text:style-name="P44"><text:span text:style-name="T22">(</text:span><text:span text:style-name="T20">concept image of how git works)</text:span></text:p>
      <text:p text:style-name="P18"/>
      <text:p text:style-name="P43"><text:span text:style-name="T22">F</text:span><text:span text:style-name="T21">ortunately, for designing levels in our game all you'll need to know is some very simple commands. Almost the bare minimum to be able to </text:span><text:span text:style-name="T23">use git </text:span><text:span text:style-name="T24">and github.</text:span></text:p>
      <text:p text:style-name="P15"/>
      <text:p text:style-name="P10"><text:span text:style-name="T41">G</text:span>it<text:span text:style-name="T41">hub</text:span> desktop and <text:span text:style-name="T41">what you need to know</text:span>:</text:p>
      <text:p text:style-name="P17">Github desktop …</text:p>
      <text:p text:style-name="P17">Let's get familiar with the commands you'll need to use ..</text:p>
      <text:p text:style-name="P16"/>
      <text:p text:style-name="P15">[best practices to avoid conflicts]</text:p>
      <text:p text:style-name="P15"/>
      <text:p text:style-name="P29"><text:span text:style-name="T37">5) </text:span><text:span text:style-name="T35">reporting issues </text:span><text:span text:style-name="T34">and getting help:</text:span></text:p>
      <text:p text:style-name="P13">Issues:</text:p>
      <text:p text:style-name="P20">This document should ideally cover all your needs and give you the guidance needed to create your own level<text:span text:style-name="T45">s</text:span> without any unnecessary information. However <text:span text:style-name="T45">as mentioned before there could be missing or hard to understand information </text:span><text:span text:style-name="T46">in which case just inform the devs and we can talk about it.</text:span></text:p>
      <text:p text:style-name="P15"/>
      <text:p text:style-name="P15"/>
      <text:p text:style-name="P12"><text:span text:style-name="T43">R</text:span><text:span text:style-name="T42">equesting</text:span> new mechanics:</text:p>
      <text:p text:style-name="P19">As out game grows bigger and bigger and new areas are introduced we may find ourselves needing new enemy types, traps, collectibles etc.. to <text:span text:style-name="T44">fill some gameplay gaps or make the game more appealing. So we welcome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Notes to self:</text:p>
      <text:p text:style-name="P21">-remind user to toggle grid so spikes and other obstacles snap to same grid as tilemap</text:p>
      <text:p text:style-name="P21">-camera trigger gotchas</text:p>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27T13:48:36.661000000</dc:date>
    <meta:editing-duration>PT3H29M51S</meta:editing-duration>
    <meta:editing-cycles>54</meta:editing-cycles>
    <meta:generator>LibreOffice/7.2.2.2$Windows_X86_64 LibreOffice_project/02b2acce88a210515b4a5bb2e46cbfb63fe97d56</meta:generator>
    <meta:document-statistic meta:table-count="0" meta:image-count="0" meta:object-count="0" meta:page-count="1" meta:paragraph-count="52" meta:word-count="926" meta:character-count="5219" meta:non-whitespace-character-count="4345"/>
  </office:meta>
</office:document-meta>
</file>